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3.87466in" svg:height="1.27606in" style:rel-width="scale" style:rel-height="scale"><draw:image xlink:href="media/image1.png" xlink:type="simple" xlink:show="embed" xlink:actuate="onLoad"/><svg:title/><svg:desc/></draw:frame></text:p>
      <text:p text:style-name="Normal">Complete all 4 courses<text:s/></text:p>
      <text:p text:style-name="Normal"><draw:frame draw:style-name="a1" draw:name="Picture 1" text:anchor-type="as-char" svg:x="0in" svg:y="0in" svg:width="3.87182in" svg:height="1.14004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1" text:anchor-type="as-char" svg:x="0in" svg:y="0in" svg:width="3.29484in" svg:height="1.36453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Picture 1" text:anchor-type="as-char" svg:x="0in" svg:y="0in" svg:width="4.53035in" svg:height="1.014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Picture 1" text:anchor-type="as-char" svg:x="0in" svg:y="0in" svg:width="4.36022in" svg:height="2.60728in" style:rel-width="scale" style:rel-height="scale"><draw:image xlink:href="media/image5.png" xlink:type="simple" xlink:show="embed" xlink:actuate="onLoad"/><svg:title/><svg:desc/></draw:frame></text:p>
      <text:soft-page-break/>
      <text:p text:style-name="Normal"><draw:frame draw:style-name="a5" draw:name="Picture 1" text:anchor-type="as-char" svg:x="0in" svg:y="0in" svg:width="3.43234in" svg:height="2.10121in" style:rel-width="scale" style:rel-height="scale"><draw:image xlink:href="media/image6.png" xlink:type="simple" xlink:show="embed" xlink:actuate="onLoad"/><svg:title/><svg:desc/></draw:frame></text:p>
      <text:p text:style-name="Normal"><draw:frame draw:style-name="a6" draw:name="Picture 1" text:anchor-type="as-char" svg:x="0in" svg:y="0in" svg:width="4.38848in" svg:height="0.89223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<draw:frame draw:style-name="a7" draw:name="Picture 1" text:anchor-type="as-char" svg:x="0in" svg:y="0in" svg:width="3.99253in" svg:height="2.21722in" style:rel-width="scale" style:rel-height="scale"><draw:image xlink:href="media/image8.png" xlink:type="simple" xlink:show="embed" xlink:actuate="onLoad"/><svg:title/><svg:desc/></draw:frame></text:p>
      <text:p text:style-name="Normal"><draw:frame draw:style-name="a8" draw:name="Picture 1" text:anchor-type="as-char" svg:x="0in" svg:y="0in" svg:width="4.73177in" svg:height="2.73745in" style:rel-width="scale" style:rel-height="scale"><draw:image xlink:href="media/image9.png" xlink:type="simple" xlink:show="embed" xlink:actuate="onLoad"/><svg:title/><svg:desc/></draw:frame></text:p>
      <text:soft-page-break/>
      <text:p text:style-name="Normal"><draw:frame draw:style-name="a9" draw:name="Picture 1" text:anchor-type="as-char" svg:x="0in" svg:y="0in" svg:width="4.23815in" svg:height="2.55421in" style:rel-width="scale" style:rel-height="scale"><draw:image xlink:href="media/image10.png" xlink:type="simple" xlink:show="embed" xlink:actuate="onLoad"/><svg:title/><svg:desc/></draw:frame></text:p>
      <text:p text:style-name="Normal"><draw:frame draw:style-name="a10" draw:name="Picture 1" text:anchor-type="as-char" svg:x="0in" svg:y="0in" svg:width="3.7007in" svg:height="3.0171in" style:rel-width="scale" style:rel-height="scale"><draw:image xlink:href="media/image1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ondra martinez</meta:initial-creator>
    <dc:creator>alondra martinez</dc:creator>
    <meta:creation-date>2026-03-25T19:43:00Z</meta:creation-date>
    <dc:date>2026-03-25T19:43:00Z</dc:date>
    <meta:template xlink:href="Normal" xlink:type="simple"/>
    <meta:editing-cycles>2</meta:editing-cycles>
    <meta:editing-duration>PT300S</meta:editing-duration>
    <meta:document-statistic meta:page-count="3" meta:paragraph-count="1" meta:word-count="6" meta:character-count="46" meta:row-count="2" meta:non-whitespace-character-count="41"/>
  </office:meta>
</office:document-meta>
</file>